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7E8C20000521A00007424A33A34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gr1" style:family="graphic">
      <style:graphic-properties draw:textarea-vertical-align="bottom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datesaisie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97cm" svg:height="0.636cm" svg:x="15.191cm" svg:y="14.84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7E8C20000521A00007424A33A3440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8-09T16:21:17.961243837</dc:date>
    <dc:creator>jb </dc:creator>
    <meta:editing-duration>PT1H10M1S</meta:editing-duration>
    <meta:editing-cycles>49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